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5937in" text:list-level-position-and-space-mode="label-alignment">
          <style:list-level-label-alignment text:label-followed-by="listtab" fo:margin-left="0.5937in" fo:text-indent="-0.5937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937in" text:list-level-position-and-space-mode="label-alignment">
          <style:list-level-label-alignment text:label-followed-by="listtab" fo:margin-left="0.5937in" fo:text-indent="-0.5937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937in" text:list-level-position-and-space-mode="label-alignment">
          <style:list-level-label-alignment text:label-followed-by="listtab" fo:margin-left="0.5937in" fo:text-indent="-0.5937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9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stenabsatz" style:family="paragraph"/>
    <style:style style:name="P3" style:parent-style-name="Listenabsatz" style:family="paragraph"/>
    <style:style style:name="P4" style:parent-style-name="Listenabsatz" style:family="paragraph"/>
    <style:style style:name="P5" style:parent-style-name="Listenabsatz" style:family="paragraph"/>
    <style:style style:name="P6" style:parent-style-name="Listenabsatz" style:family="paragraph"/>
    <style:style style:name="P7" style:parent-style-name="Listenabsatz" style:family="paragraph"/>
    <style:style style:name="P8" style:parent-style-name="Listenabsatz" style:family="paragraph"/>
    <style:style style:name="P9" style:parent-style-name="Listenabsatz" style:family="paragraph"/>
    <style:style style:name="P10" style:parent-style-name="Listenabsatz" style:family="paragraph"/>
    <style:style style:name="P11" style:parent-style-name="Listenabsatz" style:family="paragraph"/>
    <style:style style:name="P12" style:parent-style-name="Listenabsatz" style:family="paragraph"/>
    <style:style style:name="P13" style:parent-style-name="Listenabsatz" style:family="paragraph"/>
    <style:style style:name="P14" style:parent-style-name="Listenabsatz" style:family="paragraph"/>
    <style:style style:name="P15" style:parent-style-name="Listenabsatz" style:family="paragraph"/>
    <style:style style:name="P16" style:parent-style-name="Listenabsatz" style:family="paragraph"/>
    <style:style style:name="P17" style:parent-style-name="Listenabsatz" style:family="paragraph"/>
    <style:style style:name="P18" style:parent-style-name="Listenabsatz" style:family="paragraph"/>
    <style:style style:name="P19" style:parent-style-name="Listenabsatz" style:family="paragraph"/>
    <style:style style:name="P20" style:parent-style-name="Listenabsatz" style:family="paragraph"/>
    <style:style style:name="P21" style:parent-style-name="Listenabsatz" style:family="paragraph"/>
    <style:style style:name="P22" style:parent-style-name="Listenabsatz" style:family="paragraph"/>
    <style:style style:name="P23" style:parent-style-name="Listenabsatz" style:family="paragraph"/>
    <style:style style:name="P24" style:parent-style-name="Listenabsatz" style:family="paragraph"/>
    <style:style style:name="P25" style:parent-style-name="Listenabsatz" style:family="paragraph"/>
    <style:style style:name="P26" style:parent-style-name="Listenabsatz" style:family="paragraph"/>
    <style:style style:name="P27" style:parent-style-name="Listenabsatz" style:family="paragraph"/>
    <style:style style:name="P28" style:parent-style-name="Listenabsatz" style:family="paragraph"/>
    <style:style style:name="P29" style:parent-style-name="Listenabsatz" style:family="paragraph"/>
    <style:style style:name="P30" style:parent-style-name="Listenabsatz" style:family="paragraph"/>
  </office:automatic-styles>
  <office:body>
    <office:text text:use-soft-page-breaks="true">
      <text:p text:style-name="P1">Bullets &amp; Numbering</text:p>
      <text:p text:style-name="Untertitel">Examples</text:p>
      <text:h text:style-name="Überschrift2" text:outline-level="2">Bullets</text:h>
      <text:list text:style-name="LFO1" text:continue-numbering="true">
        <text:list-item>
          <text:p text:style-name="P2">Lorem ipsum dolor sit amet, consetetur sadipscing elitr, <text:s/>sed diam nonumy eirmod tempor invidunt ut labore et dolore magna aliquyam erat, sed diam voluptua.</text:p>
          <text:list text:continue-numbering="true">
            <text:list-item>
              <text:p text:style-name="P3">Lorem ipsum dolor sit amet, consetetur sadipscing elitr, <text:s/>sed diam nonumy eirmod tempor invidunt ut labore et dolore magna aliquyam erat, sed diam voluptua.</text:p>
            </text:list-item>
            <text:list-item>
              <text:p text:style-name="P4">Lorem ipsum dolor sit amet, consetetur sadipscing elitr, <text:s/>sed diam nonumy eirmod tempor invidunt ut labore et dolore magna aliquyam erat, sed diam voluptua.</text:p>
            </text:list-item>
          </text:list>
        </text:list-item>
        <text:list-item>
          <text:p text:style-name="P5">Lorem ipsum dolor sit amet, consetetur sadipscing elitr, <text:s/>sed diam nonumy eirmod tempor invidunt ut labore et dolore magna aliquyam erat, sed diam voluptua.</text:p>
        </text:list-item>
      </text:list>
      <text:p text:style-name="Standard"/>
      <text:h text:style-name="Überschrift2" text:outline-level="2">Bullets, different Style</text:h>
      <text:list text:style-name="LFO4" text:continue-numbering="true">
        <text:list-item>
          <text:p text:style-name="P6">Lorem ipsum dolor sit amet, consetetur sadipscing elitr, <text:s/>sed diam nonumy eirmod tempor invidunt ut labore et dolore magna aliquyam erat, sed diam voluptua.</text:p>
        </text:list-item>
      </text:list>
      <text:list text:style-name="LFO5" text:continue-numbering="true">
        <text:list-item>
          <text:list>
            <text:list-item>
              <text:p text:style-name="P7">Lorem ipsum dolor sit amet, consetetur sadipscing elitr, <text:s/>sed diam nonumy eirmod tempor invidunt ut labore et dolore magna aliquyam erat, sed diam voluptua.</text:p>
            </text:list-item>
            <text:list-item>
              <text:p text:style-name="P8">Lorem ipsum dolor sit amet, consetetur sadipscing elitr, <text:s/>sed diam nonumy eirmod tempor invidunt ut labore et dolore magna aliquyam erat, sed diam voluptua.</text:p>
            </text:list-item>
          </text:list>
        </text:list-item>
      </text:list>
      <text:list text:style-name="LFO4" text:continue-numbering="true">
        <text:list-item>
          <text:p text:style-name="P9">Lorem ipsum dolor sit amet, consetetur sadipscing elitr, <text:s/>sed diam nonumy eirmod tempor invidunt ut labore et dolore magna aliquyam erat, sed diam voluptua.</text:p>
        </text:list-item>
      </text:list>
      <text:p text:style-name="Standard"/>
      <text:h text:style-name="Überschrift2" text:outline-level="2">Bullets with Colors</text:h>
      <text:list text:style-name="LFO18" text:continue-numbering="true">
        <text:list-item>
          <text:p text:style-name="P10">Lorem ipsum dolor sit amet, consetetur sadipscing elitr, <text:s/>sed diam nonumy eirmod tempor invidunt ut labore et dolore magna aliquyam erat, sed diam voluptua.</text:p>
        </text:list-item>
        <text:list-item>
          <text:p text:style-name="P11">Lorem ipsum dolor sit amet, consetetur sadipscing elitr, <text:s/>sed diam nonumy eirmod tempor invidunt ut labore et dolore magna aliquyam erat, sed diam voluptua.</text:p>
        </text:list-item>
      </text:list>
      <text:h text:style-name="Überschrift2" text:outline-level="2"/>
      <text:h text:style-name="Überschrift2" text:outline-level="2">Bullets with Images</text:h>
      <text:list text:style-name="LFO15" text:continue-numbering="true">
        <text:list-item>
          <text:p text:style-name="P12">Lorem ipsum dolor sit amet, consetetur sadipscing elitr, <text:s/>sed diam nonumy eirmod tempor invidunt ut labore et dolore magna aliquyam erat, sed diam voluptua.</text:p>
        </text:list-item>
        <text:list-item>
          <text:p text:style-name="P13">Lorem ipsum dolor sit amet, consetetur sadipscing elitr, <text:s/>sed diam nonumy eirmod tempor invidunt ut labore et dolore magna aliquyam erat, sed diam voluptua.</text:p>
        </text:list-item>
      </text:list>
      <text:p text:style-name="Standard"/>
      <text:h text:style-name="Überschrift2" text:outline-level="2">Numbers</text:h>
      <text:list text:style-name="LFO2" text:continue-numbering="true">
        <text:list-item>
          <text:p text:style-name="P14">Lorem ipsum dolor sit amet, consetetur sadipscing elitr, <text:s/>sed diam nonumy eirmod tempor invidunt ut labore et dolore magna aliquyam erat, sed diam voluptua.</text:p>
        </text:list-item>
        <text:list-item>
          <text:p text:style-name="P15">Lorem ipsum dolor sit amet, consetetur sadipscing elitr, <text:s/>sed diam nonumy eirmod tempor invidunt ut labore et dolore magna aliquyam erat, sed diam voluptua.</text:p>
          <text:list text:continue-numbering="true">
            <text:list-item>
              <text:p text:style-name="P16">Lorem ipsum dolor sit amet, consetetur sadipscing elitr, <text:s/>sed diam nonumy eirmod tempor invidunt ut labore et dolore magna aliquyam erat, sed diam voluptua.</text:p>
            </text:list-item>
            <text:list-item>
              <text:p text:style-name="P17">Lorem ipsum dolor sit amet, consetetur sadipscing elitr, <text:s/>sed diam nonumy eirmod tempor invidunt ut labore et dolore magna aliquyam erat, sed diam voluptua.</text:p>
            </text:list-item>
          </text:list>
        </text:list-item>
        <text:list-item>
          <text:p text:style-name="P18">Lorem ipsum dolor sit amet, consetetur sadipscing elitr, <text:s/>sed diam nonumy eirmod tempor invidunt ut labore et dolore magna aliquyam erat, sed diam voluptua.</text:p>
        </text:list-item>
      </text:list>
      <text:p text:style-name="Standard"/>
      <text:p text:style-name="Standard">Numbers, Roman</text:p>
      <text:p text:style-name="Standard"/>
      <text:list text:style-name="LFO3" text:continue-numbering="true">
        <text:list-item>
          <text:p text:style-name="P19">Lorem ipsum dolor sit amet, consetetur sadipscing elitr, <text:s/>sed diam nonumy eirmod tempor invidunt ut labore et dolore magna aliquyam erat, sed diam voluptua.</text:p>
        </text:list-item>
        <text:list-item>
          <text:p text:style-name="P20">Lorem ipsum dolor sit amet, consetetur sadipscing elitr, <text:s/>sed diam nonumy eirmod tempor invidunt ut labore et dolore magna aliquyam erat, sed diam voluptua.</text:p>
        </text:list-item>
      </text:list>
      <text:list text:style-name="LFO6" text:continue-numbering="true">
        <text:list-item>
          <text:list>
            <text:list-item>
              <text:p text:style-name="P21">Lorem ipsum dolor sit amet, consetetur sadipscing elitr, <text:s/>sed diam nonumy eirmod tempor invidunt ut labore et dolore magna aliquyam erat, sed diam voluptua.</text:p>
            </text:list-item>
            <text:list-item>
              <text:p text:style-name="P22">….</text:p>
            </text:list-item>
          </text:list>
        </text:list-item>
      </text:list>
      <text:p text:style-name="Standard"/>
      <text:h text:style-name="Überschrift2" text:outline-level="2"><text:s/>Numbers, multilevel list</text:h>
      <text:list text:style-name="LFO9" text:continue-numbering="true">
        <text:list-item>
          <text:p text:style-name="P23">Lorem ipsum dolor sit amet, consetetur sadipscing elitr, <text:s/>sed diam nonumy eirmod tempor invidunt ut labore et dolore magna aliquyam erat, sed diam voluptua.</text:p>
          <text:list text:continue-numbering="true">
            <text:list-item>
              <text:p text:style-name="P24">Lorem ipsum dolor sit amet, consetetur sadipscing elitr, <text:s/>sed diam nonumy eirmod tempor invidunt ut labore et dolore magna aliquyam erat, sed diam voluptua.</text:p>
            </text:list-item>
            <text:list-item>
              <text:p text:style-name="P25">Lorem ipsum dolor sit amet, consetetur sadipscing elitr, <text:s/>sed diam nonumy eirmod tempor invidunt ut labore et dolore magna aliquyam erat, sed diam voluptua.<text:s/></text:p>
              <text:list text:continue-numbering="true">
                <text:list-item>
                  <text:p text:style-name="P26">Lorem ipsum dolor sit amet, consetetur sadipscing elitr, <text:s/>sed diam nonumy eirmod tempor invidunt ut labore et dolore magna aliquyam erat, sed diam voluptua.<text:s/></text:p>
                </text:list-item>
              </text:list>
            </text:list-item>
            <text:list-item>
              <text:p text:style-name="P27">Lorem ipsum dolor sit amet, consetetur sadipscing elitr, <text:s/>sed diam nonumy eirmod tempor invidunt ut labore et dolore magna aliquyam erat, sed diam voluptua.</text:p>
            </text:list-item>
          </text:list>
        </text:list-item>
      </text:list>
      <text:p text:style-name="Standard"/>
      <text:soft-page-break/>
      <text:h text:style-name="Überschrift2" text:outline-level="2">Numbers, set second paragraph to number<text:s/>5</text:h>
      <text:list text:style-name="LFO12" text:continue-numbering="true">
        <text:list-item>
          <text:p text:style-name="P28">Lorem ipsum dolor sit amet, consetetur sadipscing elitr, <text:s/>sed diam nonumy eirmod tempor invidunt ut labore et dolore magna aliquyam erat, sed diam voluptua.</text:p>
        </text:list-item>
      </text:list>
      <text:list text:style-name="LFO14" text:continue-numbering="true">
        <text:list-item>
          <text:p text:style-name="P29">Lorem ipsum dolor sit amet, consetetur sadipscing elitr, <text:s/>sed diam nonumy eirmod tempor invidunt ut labore et dolore magna aliquyam erat, sed diam voluptua.</text:p>
        </text:list-item>
        <text:list-item>
          <text:p text:style-name="P30">…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909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libri" style:font-name-asian="MS Gothic" style:font-name-complex="Times New Roman" fo:font-weight="bold" style:font-weight-asian="bold" style:font-weight-complex="bold" fo:color="#345A8A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text-properties style:font-name="Calibri" style:font-name-asian="MS Gothic" style:font-name-complex="Times New Roman" fo:font-style="italic" style:font-style-asian="italic" style:font-style-complex="italic" fo:color="#4F81BD" fo:letter-spacing="0.0104in" fo:hyphenate="false"/>
    </style:style>
    <style:style style:name="UntertitelZchn" style:display-name="Untertitel Zchn" style:family="text" style:parent-style-name="Absatz-Standardschriftart">
      <style:text-properties style:font-name="Calibri" style:font-name-asian="MS Gothic" style:font-name-complex="Times New Roman" fo:font-style="italic" style:font-style-asian="italic" style:font-style-complex="italic" fo:color="#4F81BD" fo:letter-spacing="0.0104in"/>
    </style:style>
    <style:style style:name="Überschrift1Zchn" style:display-name="Überschrift 1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345A8A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MS Mincho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15LVL1" style:family="text">
      <style:text-properties style:font-name="Symbol" style:font-name-asian="MS Mincho" style:font-name-complex="Times New Roman" style:use-window-font-color="true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 fo:color="#00B050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5937in" text:list-level-position-and-space-mode="label-alignment">
          <style:list-level-label-alignment text:label-followed-by="listtab" fo:margin-left="0.5937in" fo:text-indent="-0.5937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937in" text:list-level-position-and-space-mode="label-alignment">
          <style:list-level-label-alignment text:label-followed-by="listtab" fo:margin-left="0.5937in" fo:text-indent="-0.5937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937in" text:list-level-position-and-space-mode="label-alignment">
          <style:list-level-label-alignment text:label-followed-by="listtab" fo:margin-left="0.5937in" fo:text-indent="-0.5937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9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Hollmichel</meta:initial-creator>
    <dc:creator>Olaf Felka</dc:creator>
    <meta:creation-date>2013-03-07T10:58:00Z</meta:creation-date>
    <dc:date>2013-03-07T10:58:00Z</dc:date>
    <meta:template xlink:href="Normal.dotm" xlink:type="simple"/>
    <meta:editing-cycles>2</meta:editing-cycles>
    <meta:editing-duration>PT0S</meta:editing-duration>
    <meta:document-statistic meta:page-count="3" meta:paragraph-count="8" meta:word-count="609" meta:character-count="4439" meta:row-count="31" meta:non-whitespace-character-count="3838"/>
  </office:meta>
</office:document-meta>
</file>